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#include &lt;stdio.h&gt;</text:p>
      <text:p text:style-name="PreformattedText">#include &lt;stdlib.h&gt;</text:p>
      <text:p text:style-name="PreformattedText">#include &lt;pthread.h&gt;</text:p>
      <text:p text:style-name="PreformattedText"/>
      <text:p text:style-name="PreformattedText">void *printOdd(void *param) {</text:p>
      <text:p text:style-name="PreformattedText"><text:s text:c="4"/>int n = *((int *)param);</text:p>
      <text:p text:style-name="PreformattedText"><text:s text:c="4"/>for (int i = 1; i &lt;= n; i += 2) {</text:p>
      <text:p text:style-name="PreformattedText"><text:s text:c="8"/>printf("Thread Odd: %d\n", i);</text:p>
      <text:p text:style-name="PreformattedText"><text:s text:c="4"/>}</text:p>
      <text:p text:style-name="PreformattedText"><text:s text:c="4"/>pthread_exit(NULL);</text:p>
      <text:soft-page-break/>
      <text:p text:style-name="PreformattedText">}</text:p>
      <text:p text:style-name="PreformattedText"/>
      <text:p text:style-name="PreformattedText">void *printEven(void *param) {</text:p>
      <text:p text:style-name="PreformattedText"><text:s text:c="4"/>int n = *((int *)param);</text:p>
      <text:p text:style-name="PreformattedText"><text:s text:c="4"/>for (int i = 2; i &lt;= n; i += 2) {</text:p>
      <text:p text:style-name="PreformattedText"><text:s text:c="8"/>printf("Thread Even: %d\n", i);</text:p>
      <text:p text:style-name="PreformattedText"><text:s text:c="4"/>}</text:p>
      <text:p text:style-name="PreformattedText"><text:s text:c="4"/>pthread_exit(NULL);</text:p>
      <text:p text:style-name="PreformattedText">}</text:p>
      <text:p text:style-name="PreformattedText"/>
      <text:p text:style-name="PreformattedText">int main() {</text:p>
      <text:p text:style-name="PreformattedText"><text:s text:c="4"/>pthread_t odd_thread, even_thread;</text:p>
      <text:p text:style-name="PreformattedText"><text:s text:c="4"/>int n = 20;</text:p>
      <text:p text:style-name="PreformattedText"/>
      <text:p text:style-name="PreformattedText"><text:s text:c="4"/>pthread_create(&amp;odd_thread, NULL, printOdd, &amp;n);</text:p>
      <text:p text:style-name="PreformattedText"><text:s text:c="4"/>pthread_create(&amp;even_thread, NULL, printEven, &amp;n);</text:p>
      <text:p text:style-name="PreformattedText"/>
      <text:p text:style-name="PreformattedText"><text:s text:c="4"/>// Wait for both threads to finish</text:p>
      <text:p text:style-name="PreformattedText"><text:s text:c="4"/>pthread_join(odd_thread, NULL);</text:p>
      <text:p text:style-name="PreformattedText"><text:s text:c="4"/>pthread_join(even_thread, NULL);</text:p>
      <text:p text:style-name="PreformattedText"/>
      <text:p text:style-name="PreformattedText"><text:s text:c="4"/>return 0;</text:p>
      <text:p text:style-name="PreformattedText">}</text:p>
      <text:p text:style-name="PreformattedText"><text:s/></text:p>
      <text:p text:style-name="PreformattedText"/>
      <text:p text:style-name="PreformattedText">#include &lt;stdio.h&gt;</text:p>
      <text:p text:style-name="PreformattedText">#include &lt;stdlib.h&gt;</text:p>
      <text:p text:style-name="PreformattedText">#include &lt;unistd.h&gt;</text:p>
      <text:p text:style-name="PreformattedText">#include &lt;sys/wait.h&gt;</text:p>
      <text:p text:style-name="PreformattedText"/>
      <text:p text:style-name="PreformattedText">void printOdd(int n) {</text:p>
      <text:p text:style-name="PreformattedText"><text:s text:c="4"/>for (int i = 1; i &lt;= n; i += 2) {</text:p>
      <text:p text:style-name="PreformattedText"><text:s text:c="8"/>printf("Parent Odd: %d\n", i);</text:p>
      <text:p text:style-name="PreformattedText"><text:s text:c="4"/>}</text:p>
      <text:p text:style-name="PreformattedText">}</text:p>
      <text:p text:style-name="PreformattedText"/>
      <text:p text:style-name="PreformattedText">void printEven(int n) {</text:p>
      <text:p text:style-name="PreformattedText"><text:s text:c="4"/>for (int i = 2; i &lt;= n; i += 2) {</text:p>
      <text:p text:style-name="PreformattedText"><text:s text:c="8"/>printf("Child Even: %d\n", i)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pid_t pid;</text:p>
      <text:p text:style-name="PreformattedText"><text:s text:c="4"/>int n = 20;</text:p>
      <text:p text:style-name="PreformattedText"/>
      <text:p text:style-name="PreformattedText"><text:s text:c="4"/>pid = fork();</text:p>
      <text:p text:style-name="PreformattedText"/>
      <text:p text:style-name="PreformattedText"><text:s text:c="4"/>if (pid &gt; 0) {</text:p>
      <text:p text:style-name="PreformattedText"><text:s text:c="8"/>// Parent process prints odd numbers</text:p>
      <text:p text:style-name="PreformattedText"><text:s text:c="8"/>printOdd(n);</text:p>
      <text:p text:style-name="PreformattedText"><text:s text:c="8"/>wait(NULL); <text:s/></text:p>
      <text:p text:style-name="PreformattedText"><text:s text:c="4"/>}</text:p>
      <text:p text:style-name="PreformattedText"><text:s text:c="4"/>else if (pid == 0) {</text:p>
      <text:p text:style-name="PreformattedText"><text:s text:c="8"/>// Child process prints even numbers</text:p>
      <text:p text:style-name="PreformattedText"><text:s text:c="8"/>printEven(n);</text:p>
      <text:p text:style-name="PreformattedText"><text:s text:c="8"/>exit(0);</text:p>
      <text:p text:style-name="PreformattedText"><text:s text:c="4"/>}</text:p>
      <text:p text:style-name="PreformattedText"><text:s text:c="4"/>else {</text:p>
      <text:soft-page-break/>
      <text:p text:style-name="PreformattedText"><text:s text:c="8"/>// Fork failed</text:p>
      <text:p text:style-name="PreformattedText"><text:s text:c="8"/>printf("Fork failed!\n");</text:p>
      <text:p text:style-name="PreformattedText"><text:s text:c="8"/>return 1;</text:p>
      <text:p text:style-name="PreformattedText"><text:s text:c="4"/>}</text:p>
      <text:p text:style-name="PreformattedText"/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59:00Z</meta:creation-date>
    <dc:date>2024-11-18T13:59:00Z</dc:date>
    <meta:template xlink:href="Normal" xlink:type="simple"/>
    <meta:editing-cycles>2</meta:editing-cycles>
    <meta:editing-duration>PT0S</meta:editing-duration>
    <meta:document-statistic meta:page-count="4" meta:paragraph-count="2" meta:word-count="219" meta:character-count="1471" meta:row-count="10" meta:non-whitespace-character-count="1254"/>
  </office:meta>
</office:document-meta>
</file>